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0ce" officeooo:paragraph-rsid="000a70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x7f3c64001248] main vout display error: Failed to resize display</text:p>
      <text:p text:style-name="P1">[0x7f3c84003bd8] main input error: ES_OUT_SET_(GROUP_)PCR <text:s/>is called too late (pts_delay increased to 326 ms)</text:p>
      <text:p text:style-name="P1">[0x7f3c84003bd8] main input error: ES_OUT_RESET_PCR called</text:p>
      <text:p text:style-name="P1">[0x7f3c84003bd8] main input error: ES_OUT_SET_(GROUP_)PCR <text:s/>is called too late (pts_delay increased to 326 ms)</text:p>
      <text:p text:style-name="P1">[0x7f3c84003bd8] main input error: ES_OUT_RESET_PCR called</text:p>
      <text:p text:style-name="P1">[0x7f3c84003bd8] main input error: ES_OUT_SET_(GROUP_)PCR <text:s/>is called too late (pts_delay increased to 337 ms)</text:p>
      <text:p text:style-name="P1">[0x7f3c84003bd8] main input error: ES_OUT_RESET_PCR called</text:p>
      <text:p text:style-name="P1">[0x7f3c84003bd8] main input error: ES_OUT_SET_(GROUP_)PCR <text:s/>is called too late (pts_delay increased to 349 ms)</text:p>
      <text:p text:style-name="P1">[0x7f3c84003bd8] main input error: ES_OUT_RESET_PCR called</text:p>
      <text:p text:style-name="P1">[0x7f3c84003bd8] main input error: ES_OUT_SET_(GROUP_)PCR <text:s/>is called too late (pts_delay increased to 582 ms)</text:p>
      <text:p text:style-name="P1">[0x7f3c84003bd8] main input error: ES_OUT_RESET_PCR called</text:p>
      <text:p text:style-name="P1">[0x7f3c84003bd8] main input error: ES_OUT_SET_(GROUP_)PCR <text:s/>is called too late (pts_delay increased to 1614 ms)</text:p>
      <text:p text:style-name="P1">[0x7f3c84003bd8] main input error: ES_OUT_RESET_PCR called</text:p>
      <text:p text:style-name="P1">[0x7f3c84003bd8] main input error: ES_OUT_SET_(GROUP_)PCR <text:s/>is called too late (pts_delay increased to 1677 ms)</text:p>
      <text:p text:style-name="P1">[0x7f3c84003bd8] main input error: ES_OUT_RESET_PCR called</text:p>
      <text:p text:style-name="P1">[0x7f3c84003bd8] main input error: ES_OUT_SET_(GROUP_)PCR <text:s/>is called too late (pts_delay increased to 1722 ms)</text:p>
      <text:p text:style-name="P1">[0x7f3c84003bd8] main input error: ES_OUT_RESET_PCR called</text:p>
      <text:p text:style-name="P1">[0x7f3c84003bd8] main input error: ES_OUT_SET_(GROUP_)PCR <text:s/>is called too late (pts_delay increased to 1727 ms)</text:p>
      <text:p text:style-name="P1">[0x7f3c84003bd8] main input error: ES_OUT_RESET_PCR called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08:59.331278817</meta:creation-date>
    <dc:date>2018-01-03T15:09:16.066639410</dc:date>
    <meta:editing-duration>P0D</meta:editing-duration>
    <meta:editing-cycles>1</meta:editing-cycles>
    <meta:document-statistic meta:table-count="0" meta:image-count="0" meta:object-count="0" meta:page-count="1" meta:paragraph-count="20" meta:word-count="189" meta:character-count="1592" meta:non-whitespace-character-count="1393"/>
    <meta:generator>LibreOffice/4.2.8.2$Linux_X86_64 LibreOffice_project/420m0$Build-2</meta:generator>
  </office:meta>
</office:document-meta>
</file>